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Trebuchet MS" svg:font-family="'Trebuchet MS'"/>
    <style:font-face style:name="sans-serif" svg:font-family="sans-serif"/>
    <style:font-face style:name="FreeSans1" svg:font-family="FreeSans" style:font-family-generic="swiss"/>
    <style:font-face style:name="Arial" svg:font-family="Arial" style:font-family-generic="roman" style:font-pitch="variable"/>
    <style:font-face style:name="Batang" svg:font-family="Batang, ??"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StarBats" svg:font-family="StarBats, Symbol"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paragraph-properties fo:margin-top="0.282cm" fo:margin-bottom="0cm" loext:contextual-spacing="false" fo:line-height="138%" fo:text-align="justify" style:justify-single-word="false" style:writing-mode="lr-tb"/>
      <style:text-properties fo:font-variant="normal" fo:text-transform="none" fo:color="#666666" style:text-line-through-style="none" style:text-line-through-type="none" style:font-name="Trebuchet MS" fo:font-size="12pt" fo:font-style="normal" style:text-underline-style="none" fo:font-weight="bold" style:text-blinking="false" fo:background-color="transparent"/>
    </style:style>
    <style:style style:name="P2" style:family="paragraph" style:parent-style-name="Text_20_body" style:list-style-name="L2">
      <style:paragraph-properties fo:margin-top="0.176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 style:family="paragraph" style:parent-style-name="Text_20_body" style:list-style-name="L2">
      <style:paragraph-properties fo:margin-top="0.176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ef781" style:text-blinking="false" fo:background-color="transparent"/>
    </style:style>
    <style:style style:name="P4" style:family="paragraph" style:parent-style-name="Text_20_body" style:list-style-name="L2">
      <style:paragraph-properties fo:margin-top="0.176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f996a" style:text-blinking="false" fo:background-color="transparent"/>
    </style:style>
    <style:style style:name="P5" style:family="paragraph" style:parent-style-name="Text_20_body">
      <style:paragraph-properties fo:margin-top="0.176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ef781" style:text-blinking="false" fo:background-color="transparent"/>
    </style:style>
    <style:style style:name="P6" style:family="paragraph" style:parent-style-name="Text_20_body" style:list-style-name="L2">
      <style:paragraph-properties fo:margin-top="0.176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1cd3d2" officeooo:paragraph-rsid="001cd3d2" style:text-blinking="false" fo:background-color="transparent"/>
    </style:style>
    <style:style style:name="P7" style:family="paragraph" style:parent-style-name="Text_20_body" style:list-style-name="L2">
      <style:paragraph-properties fo:margin-top="0.176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1cd3d2" officeooo:paragraph-rsid="001d2a4a" style:text-blinking="false" fo:background-color="transparent"/>
    </style:style>
    <style:style style:name="P8" style:family="paragraph" style:parent-style-name="Text_20_body" style:list-style-name="L2">
      <style:paragraph-properties fo:margin-top="0.176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1cd3d2" officeooo:paragraph-rsid="001ef781" style:text-blinking="false" fo:background-color="transparent"/>
    </style:style>
    <style:style style:name="P9" style:family="paragraph" style:parent-style-name="Text_20_body" style:list-style-name="L2">
      <style:paragraph-properties fo:margin-top="0.176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1ef781" officeooo:paragraph-rsid="001ef781" style:text-blinking="false" fo:background-color="transparent"/>
    </style:style>
    <style:style style:name="P10" style:family="paragraph" style:parent-style-name="Text_20_body" style:list-style-name="L2">
      <style:paragraph-properties fo:margin-top="0.176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11" style:family="paragraph" style:parent-style-name="Text_20_body" style:list-style-name="L2">
      <style:paragraph-properties fo:margin-top="0.176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ef781" style:text-blinking="false"/>
    </style:style>
    <style:style style:name="P12" style:family="paragraph" style:parent-style-name="Text_20_body" style:list-style-name="L2">
      <style:paragraph-properties fo:margin-top="0.176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f996a" style:text-blinking="false"/>
    </style:style>
    <style:style style:name="P13" style:family="paragraph" style:parent-style-name="Text_20_body" style:list-style-name="L2">
      <style:paragraph-properties fo:margin-top="0.176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20c9d4" style:text-blinking="false"/>
    </style:style>
    <style:style style:name="P14" style:family="paragraph" style:parent-style-name="Text_20_body" style:list-style-name="L2">
      <style:paragraph-properties fo:margin-top="0.176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1f996a" officeooo:paragraph-rsid="001f996a" style:text-blinking="false"/>
    </style:style>
    <style:style style:name="P15" style:family="paragraph" style:parent-style-name="Text_20_body" style:list-style-name="L2">
      <style:paragraph-properties fo:margin-top="0.176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20c9d4" officeooo:paragraph-rsid="0020c9d4" style:text-blinking="false"/>
    </style:style>
    <style:style style:name="P16" style:family="paragraph" style:parent-style-name="Text_20_body" style:list-style-name="L2">
      <style:paragraph-properties fo:margin-top="0.176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17" style:family="paragraph" style:parent-style-name="Text_20_body" style:list-style-name="L2">
      <style:paragraph-properties fo:margin-top="0.176cm" fo:margin-bottom="0cm" loext:contextual-spacing="false" fo:line-height="138%" fo:text-align="justify" style:justify-single-word="false" style:writing-mode="lr-tb"/>
    </style:style>
    <style:style style:name="P18" style:family="paragraph" style:parent-style-name="Padrão_7e_LT_7e_Gliederung_20_1">
      <style:paragraph-properties fo:margin-left="0.589cm" fo:margin-right="0cm" fo:margin-top="0.176cm" fo:margin-bottom="0cm" loext:contextual-spacing="false" style:line-height-at-least="0.353cm" fo:text-align="center" style:justify-single-word="false" fo:text-indent="0cm" style:auto-text-indent="fals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officeooo:paragraph-rsid="001b927b"/>
    </style:style>
    <style:style style:name="P19" style:family="paragraph" style:parent-style-name="Heading_20_1">
      <style:paragraph-properties fo:margin-left="0.589cm" fo:margin-right="0cm" fo:margin-top="0.176cm" fo:margin-bottom="0cm" loext:contextual-spacing="false" style:line-height-at-least="0.353cm" fo:text-align="center" style:justify-single-word="false" fo:text-indent="0cm" style:auto-text-indent="fals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font-variant="normal" fo:text-transform="none" fo:color="#000000" style:text-line-through-style="none" style:text-line-through-type="none" style:font-name="Trebuchet MS" fo:font-size="16pt" fo:font-style="normal" style:text-underline-style="none" fo:font-weight="normal" officeooo:paragraph-rsid="001b927b" style:text-blinking="false" fo:background-color="transparent"/>
    </style:style>
    <style:style style:name="T1" style:family="text">
      <style:text-properties fo:background-color="transparent" loext:char-shading-value="0"/>
    </style:style>
    <style:style style:name="T2" style:family="text">
      <style:text-properties officeooo:rsid="001cd3d2" fo:background-color="transparent" loext:char-shading-value="0"/>
    </style:style>
    <style:style style:name="T3" style:family="text">
      <style:text-properties officeooo:rsid="001f996a" fo:background-color="transparent" loext:char-shading-value="0"/>
    </style:style>
    <style:style style:name="T4" style:family="text">
      <style:text-properties officeooo:rsid="0020c9d4" fo:background-color="transparent" loext:char-shading-value="0"/>
    </style:style>
    <style:style style:name="T5" style:family="text">
      <style:text-properties fo:font-weight="bold" fo:background-color="transparent" loext:char-shading-value="0"/>
    </style:style>
    <style:style style:name="T6"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loext:char-shading-value="0"/>
    </style:style>
    <style:style style:name="T8"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style>
    <style:style style:name="T9" style:family="text">
      <style:text-properties fo:font-style="italic" fo:background-color="transparent" loext:char-shading-value="0"/>
    </style:style>
    <style:style style:name="T10" style:family="text">
      <style:text-properties officeooo:rsid="001cd3d2"/>
    </style:style>
    <style:style style:name="T11" style:family="text">
      <style:text-properties officeooo:rsid="001d2a4a"/>
    </style:style>
    <style:style style:name="T12" style:family="text">
      <style:text-properties officeooo:rsid="001ef78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docs-internal-guid-8cab945d-7fff-9656-a603-3000d071c552"/>Git (exercícios)</text:p>
      <text:p text:style-name="Text_20_body"/>
      <text:p text:style-name="P1">Responda as questões abaixo e, para cada uma delas, exercite os comandos do git correspondentes (referenciados). Lembre-se de que o “interessante” não é exatamente o conjunto de respostas, mas o processo de obtê-las e a experiência obtida com a execução dos comandos.</text:p>
      <text:p text:style-name="Text_20_body"/>
      <text:list xml:id="list547470387956113908" text:style-name="L2">
        <text:list-item>
          <text:p text:style-name="P2">Qual o comando para obter a versão instalada do Git?</text:p>
          <text:p text:style-name="P6">R: git --version</text:p>
        </text:list-item>
        <text:list-item>
          <text:p text:style-name="P2">Qual o efeito da execução de cada um dos comandos abaixo?</text:p>
          <text:list>
            <text:list-item>
              <text:p text:style-name="P16">git help</text:p>
              <text:p text:style-name="P6">R: Listas de comandos (Ajuda)</text:p>
            </text:list-item>
            <text:list-item>
              <text:p text:style-name="P16">git help reset</text:p>
              <text:p text:style-name="P7">R: Listas <text:span text:style-name="T11">de comandos (Ajuda) para a palavra reset</text:span></text:p>
            </text:list-item>
            <text:list-item>
              <text:p text:style-name="P16">git init</text:p>
              <text:p text:style-name="P7">R: <text:span text:style-name="T11">Inicia o repositório do git</text:span></text:p>
            </text:list-item>
            <text:list-item>
              <text:p text:style-name="P16">git add –all</text:p>
              <text:p text:style-name="P7">R: <text:span text:style-name="T11">Adiciona localmente todos os arquivos</text:span></text:p>
            </text:list-item>
            <text:list-item>
              <text:p text:style-name="P10"><text:span text:style-name="T5">git add -u</text:span><text:span text:style-name="T1"> </text:span></text:p>
              <text:p text:style-name="P7"><text:span text:style-name="T1">R: </text:span><text:span text:style-name="T11">Adiciona localmente somente os arquivos alterados, e não os novos.</text:span></text:p>
            </text:list-item>
            <text:list-item>
              <text:p text:style-name="P16">git config -l</text:p>
              <text:p text:style-name="P7">R: <text:span text:style-name="T11">Visualiza a lista de configurações do repositório</text:span></text:p>
            </text:list-item>
            <text:list-item>
              <text:p text:style-name="P16">git mv a.txt b.txt</text:p>
              <text:p text:style-name="P7">R: <text:span text:style-name="T11">Renomeia o arquivo de a.txt para b.txt</text:span></text:p>
            </text:list-item>
            <text:list-item>
              <text:p text:style-name="P16">git reset –hard</text:p>
              <text:p text:style-name="P7">R: <text:span text:style-name="T11">Reverter alterações para o último commit</text:span></text:p>
            </text:list-item>
            <text:list-item>
              <text:p text:style-name="P16">git log -27</text:p>
            </text:list-item>
          </text:list>
          <text:p text:style-name="P7"><text:tab/> <text:tab/>R: <text:span text:style-name="T11">Os últimos 27 commits realizados</text:span></text:p>
        </text:list-item>
        <text:list-item>
          <text:p text:style-name="P2">O fluxo “clássico” de interação com o Git é algo como “alterar um ou mais arquivos”, “acrescentar essas mudanças para serem contemplados no próximo commit” e, finalmente, executar um “commit”. Quais os comandos necessários para realizar os dois últimos “passos” desse fluxo?</text:p>
          <text:p text:style-name="P6">R: “git add .” <text:span text:style-name="T11">e</text:span> “git commit -m ‘description’”</text:p>
        </text:list-item>
        <text:list-item>
          <text:p text:style-name="P2"><text:soft-page-break/>Qual o comando deve ser executado para identificar o que foi alterado desde o último “commit”?</text:p>
          <text:p text:style-name="P6">R: git diff</text:p>
        </text:list-item>
        <text:list-item>
          <text:p text:style-name="P10"><text:span text:style-name="T1">Em um dado repositório, arquivos simplesmente copiados para lá, ou seja, </text:span><text:span text:style-name="T9">untracked</text:span><text:span text:style-name="T1">, podem ser exibidos/identificados com que comando?</text:span></text:p>
          <text:p text:style-name="P6">R: git status</text:p>
        </text:list-item>
        <text:list-item>
          <text:p text:style-name="P10"><text:span text:style-name="T1">Qual o comando para efetuar um </text:span><text:span text:style-name="T9">commit</text:span><text:span text:style-name="T1">?</text:span></text:p>
          <text:p text:style-name="P6"><text:span text:style-name="T1">R: </text:span>git commit -m ‘description’</text:p>
        </text:list-item>
        <text:list-item>
          <text:p text:style-name="P2">Qual o comando que devemos empregar para descartar mudanças ocorridas no arquivo teste.txt, por exemplo?</text:p>
          <text:p text:style-name="P6">R: git checkout teste.txt</text:p>
        </text:list-item>
        <text:list-item>
          <text:p text:style-name="P10"><text:span text:style-name="T1">O que deve ser feito para que um determinado diretório do seu repositório seja ignorado pelo Git? Faça uma busca por </text:span><text:span text:style-name="T5">.gitignore</text:span><text:span text:style-name="T1">.</text:span></text:p>
          <text:p text:style-name="P6"><text:span text:style-name="T1">R: </text:span>Adicionar o caminho do repositório e/ou arquivo no .gitignore</text:p>
        </text:list-item>
        <text:list-item>
          <text:p text:style-name="P2">O que acontece se o seu repositório local for acidentalmente removido?</text:p>
          <text:p text:style-name="P6">R: Pode ser refeito ou clonado novamente.</text:p>
        </text:list-item>
        <text:list-item>
          <text:p text:style-name="P2">Como clonar um repositório remoto?</text:p>
          <text:p text:style-name="P6">R: git clone nomedorepositorio</text:p>
        </text:list-item>
        <text:list-item>
          <text:p text:style-name="P10"><text:span text:style-name="T1">Em alguns cenários </text:span><text:span text:style-name="T5">git log</text:span><text:span text:style-name="T1"> pode produzir extensos resultados. Se houver interesse em visualizar o histórico de um repositório, onde cada mudança é fornecida exatamente em uma única linha, qual o comando que deve ser empregado?</text:span></text:p>
          <text:p text:style-name="P8"><text:span text:style-name="T1">R: git </text:span><text:span text:style-name="T12">shortlog</text:span></text:p>
        </text:list-item>
        <text:list-item>
          <text:p text:style-name="P2">Em qual arquivo o Git armazena informações de configuração empregadas por usuário?</text:p>
          <text:p text:style-name="P8">R: .<text:span text:style-name="T12">git/config</text:span></text:p>
        </text:list-item>
        <text:list-item>
          <text:p text:style-name="P2">Qual o comando para criar um repositório local?</text:p>
        </text:list-item>
      </text:list>
      <text:p text:style-name="P5"><text:tab/><text:span text:style-name="T10">R: git init</text:span></text:p>
      <text:list xml:id="list195853655641164" text:continue-numbering="true" text:style-name="L2">
        <text:list-item>
          <text:p text:style-name="P10"><text:span text:style-name="T1">Qual o nome do diretório criado pelo Git quando se executa o comando </text:span><text:span text:style-name="T5">git init</text:span><text:span text:style-name="T1">?</text:span></text:p>
          <text:p text:style-name="P3"><text:span text:style-name="T10">R: .git</text:span></text:p>
        </text:list-item>
        <text:list-item>
          <text:p text:style-name="P10"><text:span text:style-name="T1">Qual o comando para adicionar todos os arquivos modificados? (Aqueles para os quais </text:span><text:span text:style-name="T5">git status</text:span><text:span text:style-name="T1"> identificam como </text:span><text:span text:style-name="T5">modified</text:span><text:span text:style-name="T1">?)</text:span></text:p>
          <text:p text:style-name="P3"><text:span text:style-name="T10">R: git add .</text:span></text:p>
        </text:list-item>
        <text:list-item>
          <text:p text:style-name="P11"><text:span text:style-name="T1">O Git faz uso do valor de </text:span><text:span text:style-name="T9">hash </text:span><text:span text:style-name="T1">conhecido por SHA1. O que isto significa? Qual o propósito? O que é SHA1?</text:span></text:p>
        </text:list-item>
        <text:list-item>
          <text:p text:style-name="P11"><text:soft-page-break/><text:span text:style-name="T1">Qual a palavra para indicar o último </text:span><text:span text:style-name="T9">commit </text:span><text:span text:style-name="T1">em vez do valor de </text:span><text:span text:style-name="T9">hash </text:span><text:span text:style-name="T1">SHA1 correspondente?</text:span></text:p>
          <text:p text:style-name="P9"><text:span text:style-name="T10">R: git </text:span>log</text:p>
        </text:list-item>
        <text:list-item>
          <text:p text:style-name="P10"><text:span text:style-name="T1">Quando se cria dois arquivos usando um editor de texto qualquer e, na sequência, executamos o comando </text:span><text:span text:style-name="T5">git add -u</text:span><text:span text:style-name="T1">, os dois arquivos criados passam de </text:span><text:span text:style-name="T9">untracked</text:span><text:span text:style-name="T1"> para </text:span><text:span text:style-name="T9">new file</text:span><text:span text:style-name="T1">?</text:span></text:p>
          <text:p text:style-name="P4"><text:span text:style-name="T10">R: Não, pois o -u apenas adiciona arquivos pre-existentes</text:span></text:p>
        </text:list-item>
        <text:list-item>
          <text:p text:style-name="P12"><text:span text:style-name="T1">Qual o efeito da execução dos dois comandos abaixo, nesta ordem, em um dado repositório?<text:line-break/></text:span><text:span text:style-name="T5">git reset --soft HEAD~1<text:line-break/>git reset –hard<text:line-break/></text:span><text:span text:style-name="T2">R: </text:span><text:span text:style-name="T3">O primeiro voltou os arquivos <text:s/>que estavam atualizados e o segundo voltou para o commit anterior.</text:span></text:p>
        </text:list-item>
        <text:list-item>
          <text:p text:style-name="P10"><text:span text:style-name="T1">Após o emprego de um ambiente integrado de desenvolvimento (IDE), é comum a criação de arquivos e diretórios. Qual o comando que podemos empregar para remover arquivos e diretórios </text:span><text:span text:style-name="T9">untracked</text:span><text:span text:style-name="T1">?</text:span></text:p>
          <text:p text:style-name="P4"><text:span text:style-name="T10">R: git checkout .</text:span></text:p>
        </text:list-item>
        <text:list-item>
          <text:p text:style-name="P2">Qual o nome do arquivo no qual podemos inserir a indicação para o Git de arquivos e diretórios a serem ignorados?</text:p>
          <text:p text:style-name="P4"><text:span text:style-name="T10">R: .gitignore</text:span></text:p>
        </text:list-item>
        <text:list-item>
          <text:p text:style-name="P10"><text:span text:style-name="T1">Quando se cria o arquivo </text:span><text:span text:style-name="T9">MinhaClasse.class</text:span><text:span text:style-name="T1"> em um dado diretório e desejamos que arquivos com a extensão .class, como neste caso, sejam ignorados por todos os membros de uma equipe que estão contribuindo com um dado projeto, como devemos proceder?</text:span></text:p>
          <text:p text:style-name="P4"><text:span text:style-name="T10">R: <text:s/>Basta adicionar a linha *.class no arquivo .gitignore</text:span></text:p>
        </text:list-item>
        <text:list-item>
          <text:p text:style-name="P17"><text:span text:style-name="T6">jQuery é uma famosa biblioteca em JavaScript. Consulte detalhes em </text:span><text:a xlink:type="simple" xlink:href="http://jquery.com/" text:style-name="Internet_20_link" text:visited-style-name="Visited_20_Internet_20_Link"><text:span text:style-name="T8">http://jquery.com</text:span></text:a><text:span text:style-name="T6">. O repositório correspondente encontra-se em </text:span><text:a xlink:type="simple" xlink:href="https://github.com/jquery/jquery.git" text:style-name="Internet_20_link" text:visited-style-name="Visited_20_Internet_20_Link"><text:span text:style-name="T8">https://github.com/jquery/jquery.git</text:span></text:a><text:span text:style-name="T6">. Faça o clone deste repositório.</text:span></text:p>
        </text:list-item>
        <text:list-item>
          <text:p text:style-name="P10"><text:span text:style-name="T1">No repositório </text:span><text:span text:style-name="T5">jqueryrepo</text:span><text:span text:style-name="T1">, criado no passo anterior, qual o efeito do comando <text:line-break/></text:span><text:span text:style-name="T5">git shortlog -sne</text:span><text:span text:style-name="T1">?</text:span></text:p>
          <text:p text:style-name="P14"><text:span text:style-name="T1">R: Quantidade de commit por usuário ordenado crescentemente</text:span></text:p>
        </text:list-item>
        <text:list-item>
          <text:p text:style-name="P10"><text:span text:style-name="T1">No repositório </text:span><text:span text:style-name="T5">jqueryrepo</text:span><text:span text:style-name="T1">, qual o efeito de </text:span><text:span text:style-name="T5">git remote -v</text:span><text:span text:style-name="T1">?</text:span></text:p>
          <text:p text:style-name="P14"><text:span text:style-name="T1">R: Link do repositório no github ou outros</text:span></text:p>
        </text:list-item>
        <text:list-item>
          <text:p text:style-name="P10"><text:span text:style-name="T1">Um repositório Git pode ser etiquetado ao longo do tempo. Ou seja, </text:span><text:span text:style-name="T9">commits </text:span><text:span text:style-name="T1">específicos podem ser “marcados” ou “etiquetados” para facilitar referências posteriores. Para listar todas as “etiquetas” (</text:span><text:span text:style-name="T9">tags</text:span><text:span text:style-name="T1">) estabelecidas para um dado repositório, qual comando deve ser executado?</text:span></text:p>
          <text:p text:style-name="P14"><text:span text:style-name="T1">R: git tag</text:span></text:p>
        </text:list-item>
        <text:list-item>
          <text:p text:style-name="P10"><text:soft-page-break/><text:span text:style-name="T1">Caso um dato repositório retorne muitas “marcas” ou “etiquetas” para o comando </text:span><text:span text:style-name="T5">git tag</text:span><text:span text:style-name="T1">, como retornar apenas aquelas que atendem a determinado padrão, por exemplo, iniciadas por 2.0?</text:span></text:p>
          <text:p text:style-name="P15">R: git tag -l "2.0.*"</text:p>
        </text:list-item>
        <text:list-item>
          <text:p text:style-name="P10"><text:span text:style-name="T1">Qual o efeito do comando </text:span><text:span text:style-name="T5">git tag -a 3.4-gold -m “minha versão ouro”</text:span><text:span text:style-name="T1">?</text:span></text:p>
          <text:p text:style-name="P15"><text:span text:style-name="T1">R: Cria a tag 3.4.gold com a descrição “minha versão ouro”</text:span></text:p>
        </text:list-item>
        <text:list-item>
          <text:p text:style-name="P10"><text:span text:style-name="T1">Após executado o comando acima, qual o efeito de </text:span><text:span text:style-name="T5">git show 3.4-gold</text:span><text:span text:style-name="T1">?</text:span></text:p>
          <text:p text:style-name="P15"><text:span text:style-name="T1">R: Visualiza a tag criada anteriormente</text:span></text:p>
        </text:list-item>
        <text:list-item>
          <text:p text:style-name="P10"><text:span text:style-name="T1">O que o comando </text:span><text:span text:style-name="T5">git push origin 3.4-gold</text:span><text:span text:style-name="T1"> teria como efeito?</text:span></text:p>
          <text:p text:style-name="P15"><text:span text:style-name="T1">R: Enviaria a tag para o repositório remoto</text:span></text:p>
        </text:list-item>
        <text:list-item>
          <text:p text:style-name="P10"><text:span text:style-name="T1">Após executar um </text:span><text:span text:style-name="T9">commit, </text:span><text:span text:style-name="T1">qual o efeito de </text:span><text:span text:style-name="T5">git commit –amend</text:span><text:span text:style-name="T1">?</text:span></text:p>
          <text:p text:style-name="P15"><text:span text:style-name="T1">R: Combina as alterações com o último commit realizado</text:span></text:p>
        </text:list-item>
        <text:list-item>
          <text:p text:style-name="P10"><text:span text:style-name="T1">Após executar </text:span><text:span text:style-name="T5">git add x.txt</text:span><text:span text:style-name="T1">, qual o efeito de </text:span><text:span text:style-name="T5">git reset HEAD x.txt</text:span><text:span text:style-name="T1">?</text:span></text:p>
          <text:p text:style-name="P15"><text:span text:style-name="T1">R: O arquivo x.txt é revertido para untracked</text:span></text:p>
        </text:list-item>
        <text:list-item>
          <text:p text:style-name="P10"><text:span text:style-name="T1">Após alterar o conteúdo de um arquivo </text:span><text:span text:style-name="T9">committed </text:span><text:span text:style-name="T1">em passo anterior, qual o efeito do comando </text:span><text:span text:style-name="T5">git checkout – a.txt</text:span><text:span text:style-name="T1">?</text:span></text:p>
          <text:p text:style-name="P13"><text:span text:style-name="T4">R: O arquivo volta para a versão anterior</text:span></text:p>
        </text:list-item>
        <text:list-item>
          <text:p text:style-name="P17"><text:span text:style-name="T6">Veja como interpretar o resultado de git diff </text:span><text:a xlink:type="simple" xlink:href="https://medium.com/therobinkim/how-to-read-a-git-diff-6c87a9dc47c5" text:style-name="Internet_20_link" text:visited-style-name="Visited_20_Internet_20_Link"><text:span text:style-name="T8">aqui</text:span></text:a><text:span text:style-name="T6">. Execute, em um dos seus projetos, o comando </text:span><text:span text:style-name="T7">git diff HEAD~1 HEAD</text:span><text:span text:style-name="T6"> e certifique-se de que entende o resultado apresentado.</text:span></text:p>
        </text:list-item>
      </text:lis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Trebuchet MS" svg:font-family="'Trebuchet MS'"/>
    <style:font-face style:name="sans-serif" svg:font-family="sans-serif"/>
    <style:font-face style:name="FreeSans1" svg:font-family="FreeSans" style:font-family-generic="swiss"/>
    <style:font-face style:name="Arial" svg:font-family="Arial" style:font-family-generic="roman" style:font-pitch="variable"/>
    <style:font-face style:name="Batang" svg:font-family="Batang, ??"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StarBats" svg:font-family="StarBats, Symbol"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adrão"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m_20_seta" style:display-name="Objeto com seta" style:family="paragraph" style:parent-style-name="Padrão"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m_20_sombra" style:display-name="Objeto com sombra" style:family="paragraph" style:parent-style-name="Padrão"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em_20_preenchimento" style:display-name="Objeto sem preenchimento" style:family="paragraph" style:parent-style-name="Padrão"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orpo_20_do_20_texto" style:display-name="Corpo do texto" style:family="paragraph" style:parent-style-name="Padrão"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orpo_20_do_20_texto_20_justificado" style:display-name="Corpo do texto justificado" style:family="paragraph" style:parent-style-name="Padrão"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Recuo_20_da_20_primeira_20_linha" style:display-name="Recuo da primeira linha" style:family="paragraph" style:parent-style-name="Padrão" style:default-outline-level="">
      <style:paragraph-properties fo:margin-left="0cm" fo:margin-right="0cm" fo:margin-top="0cm" fo:margin-bottom="0cm" loext:contextual-spacing="false" style:line-height-at-least="0.353cm"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Padrão" style:default-outline-level="">
      <style:paragraph-properties fo:margin-left="0cm" fo:margin-right="0cm" fo:margin-top="0cm" fo:margin-bottom="0cm" loext: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inha_20_de_20_cota" style:display-name="Linha de cota" style:family="paragraph" style:parent-style-name="Padrão"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adrão_7e_LT_7e_Gliederung_20_1" style:display-name="Padrão~LT~Gliederung 1" style:family="paragraph" style:default-outline-level="">
      <style:paragraph-properties fo:margin-left="0.589cm" fo:margin-right="0cm" fo:margin-top="0.176cm" fo:margin-bottom="0cm" loext:contextual-spacing="false" style:line-height-at-least="0.353cm" fo:text-align="start" style:justify-single-word="false" fo:orphans="2" fo:widows="2" fo:text-indent="0cm" style:auto-text-indent="fals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Gliederung_20_2" style:display-name="Padrão~LT~Gliederung 2" style:family="paragraph" style:parent-style-name="Padrão_7e_LT_7e_Gliederung_20_1" style:default-outline-level="">
      <style:paragraph-properties fo:margin-left="0cm" fo:margin-right="0cm" fo:margin-top="0.245cm" fo:margin-bottom="0cm" loext:contextual-spacing="false" style:line-height-at-least="0.353cm"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adrão_7e_LT_7e_Gliederung_20_3" style:display-name="Padrão~LT~Gliederung 3" style:family="paragraph" style:parent-style-name="Padrão_7e_LT_7e_Gliederung_20_2" style:default-outline-level="">
      <style:paragraph-properties fo:margin-left="0cm" fo:margin-right="0cm" fo:margin-top="0.212cm" fo:margin-bottom="0cm" loext:contextual-spacing="false" style:line-height-at-least="0.353cm"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adrão_7e_LT_7e_Gliederung_20_4" style:display-name="Padrão~LT~Gliederung 4" style:family="paragraph" style:parent-style-name="Padrão_7e_LT_7e_Gliederung_20_3"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adrão_7e_LT_7e_Gliederung_20_5" style:display-name="Padrão~LT~Gliederung 5" style:family="paragraph" style:parent-style-name="Padrão_7e_LT_7e_Gliederung_20_4" style:default-outline-level="">
      <style:paragraph-properties fo:margin-left="5.715cm" fo:margin-right="0cm" fo:margin-top="0.176cm" fo:margin-bottom="0cm" loext:contextual-spacing="false" style:line-height-at-least="0.353cm" fo:text-align="start" style:justify-single-word="false" fo:text-indent="-0.635cm" style:auto-text-indent="false" style:writing-mode="lr-tb">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adrão_7e_LT_7e_Gliederung_20_6" style:display-name="Padrão~LT~Gliederung 6" style:family="paragraph" style:parent-style-name="Padrão_7e_LT_7e_Gliederung_20_5" style:default-outline-level="">
      <style:paragraph-properties fo:margin-left="5.715cm" fo:margin-right="0cm" fo:margin-top="0.176cm" fo:margin-bottom="0cm" loext:contextual-spacing="false" style:line-height-at-least="0.353cm" fo:text-align="start" style:justify-single-word="false" fo:text-indent="-0.635cm" style:auto-text-indent="false" style:writing-mode="lr-tb">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adrão_7e_LT_7e_Gliederung_20_7" style:display-name="Padrão~LT~Gliederung 7" style:family="paragraph" style:parent-style-name="Padrão_7e_LT_7e_Gliederung_20_6" style:default-outline-level="">
      <style:paragraph-properties fo:margin-left="5.715cm" fo:margin-right="0cm" fo:margin-top="0.176cm" fo:margin-bottom="0cm" loext:contextual-spacing="false" style:line-height-at-least="0.353cm" fo:text-align="start" style:justify-single-word="false" fo:text-indent="-0.635cm" style:auto-text-indent="false" style:writing-mode="lr-tb">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adrão_7e_LT_7e_Gliederung_20_8" style:display-name="Padrão~LT~Gliederung 8" style:family="paragraph" style:parent-style-name="Padrão_7e_LT_7e_Gliederung_20_7" style:default-outline-level="">
      <style:paragraph-properties fo:margin-left="5.715cm" fo:margin-right="0cm" fo:margin-top="0.176cm" fo:margin-bottom="0cm" loext:contextual-spacing="false" style:line-height-at-least="0.353cm" fo:text-align="start" style:justify-single-word="false" fo:text-indent="-0.635cm" style:auto-text-indent="false" style:writing-mode="lr-tb">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adrão_7e_LT_7e_Gliederung_20_9" style:display-name="Padrão~LT~Gliederung 9" style:family="paragraph" style:parent-style-name="Padrão_7e_LT_7e_Gliederung_20_8" style:default-outline-level="">
      <style:paragraph-properties fo:margin-left="5.715cm" fo:margin-right="0cm" fo:margin-top="0.176cm" fo:margin-bottom="0cm" loext:contextual-spacing="false" style:line-height-at-least="0.353cm" fo:text-align="start" style:justify-single-word="false" fo:text-indent="-0.635cm" style:auto-text-indent="false" style:writing-mode="lr-tb">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adrão_7e_LT_7e_Titel" style:display-name="Padrão~LT~Titel"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Hindi" fo:font-family="'Lohit Hindi'" style:font-family-generic="roman" style:font-pitch="variable" fo:font-size="44pt" fo:font-style="normal" fo:text-shadow="none" style:text-underline-style="none" fo:font-weight="bold" style:font-name-asian="DejaVu Sans1"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Padrão_7e_LT_7e_Untertitel" style:display-name="Padrão~LT~Untertitel" style:family="paragraph" style:default-outline-level="">
      <style:paragraph-properties fo:margin-left="0cm" fo:margin-right="0cm" fo:margin-top="0.282cm" fo:margin-bottom="0cm" loext: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Notizen" style:display-name="Padrão~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Hindi" fo:font-family="'Lohit Hind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Hintergrundobjekte" style:display-name="Padrão~LT~Hintergrundobjekt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adrão_7e_LT_7e_Hintergrund" style:display-name="Padrão~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ohit Hindi" fo:font-family="'Lohit Hindi'"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Hindi" fo:font-family="'Lohit Hindi'" style:font-family-generic="roman" style:font-pitch="variable" fo:font-size="18pt" style:letter-kerning="true" style:font-size-asian="18pt"/>
    </style:style>
    <style:style style:name="Objetos_20_do_20_plano_20_de_20_fundo" style:display-name="Objetos do plano de fundo"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lano_20_de_20_fundo" style:display-name="Plano de fundo"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Hindi" fo:font-family="'Lohit Hind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left="0.589cm" fo:margin-right="0cm" fo:margin-top="0.176cm" fo:margin-bottom="0cm" loext:contextual-spacing="false" style:line-height-at-least="0.353cm" fo:text-align="start" style:justify-single-word="false" fo:orphans="2" fo:widows="2" fo:text-indent="0cm" style:auto-text-indent="fals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left="0cm" fo:margin-right="0cm" fo:margin-top="0.245cm" fo:margin-bottom="0cm" loext:contextual-spacing="false" style:line-height-at-least="0.353cm"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left="0cm" fo:margin-right="0cm" fo:margin-top="0.212cm" fo:margin-bottom="0cm" loext:contextual-spacing="false" style:line-height-at-least="0.353cm"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left="5.715cm" fo:margin-right="0cm" fo:margin-top="0.176cm" fo:margin-bottom="0cm" loext:contextual-spacing="false" style:line-height-at-least="0.353cm" fo:text-align="start" style:justify-single-word="false" fo:text-indent="-0.635cm" style:auto-text-indent="false" style:writing-mode="lr-tb">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left="5.715cm" fo:margin-right="0cm" fo:margin-top="0.176cm" fo:margin-bottom="0cm" loext:contextual-spacing="false" style:line-height-at-least="0.353cm" fo:text-align="start" style:justify-single-word="false" fo:text-indent="-0.635cm" style:auto-text-indent="false" style:writing-mode="lr-tb">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left="5.715cm" fo:margin-right="0cm" fo:margin-top="0.176cm" fo:margin-bottom="0cm" loext:contextual-spacing="false" style:line-height-at-least="0.353cm" fo:text-align="start" style:justify-single-word="false" fo:text-indent="-0.635cm" style:auto-text-indent="false" style:writing-mode="lr-tb">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left="5.715cm" fo:margin-right="0cm" fo:margin-top="0.176cm" fo:margin-bottom="0cm" loext:contextual-spacing="false" style:line-height-at-least="0.353cm" fo:text-align="start" style:justify-single-word="false" fo:text-indent="-0.635cm" style:auto-text-indent="false" style:writing-mode="lr-tb">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left="5.715cm" fo:margin-right="0cm" fo:margin-top="0.176cm" fo:margin-bottom="0cm" loext:contextual-spacing="false" style:line-height-at-least="0.353cm" fo:text-align="start" style:justify-single-word="false" fo:text-indent="-0.635cm" style:auto-text-indent="false" style:writing-mode="lr-tb">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ímbolos_20_de_20_numeração" style:display-name="Símbolos de numeraçã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1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8pt" style:font-name-asian="DejaVu Sans1" style:font-family-asian="'DejaVu Sans'"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WW8Num45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3"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2" style:family="paragraph" style:default-outline-level="">
      <style:paragraph-properties fo:text-align="start" style:justify-single-word="false" fo:orphans="2" fo:widows="2" style:writing-mode="lr-tb"/>
      <style:text-properties fo:color="#000000"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7z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7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7z1"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7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3z3"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3z2" style:family="paragraph" style:default-outline-level="">
      <style:paragraph-properties fo:text-align="start" style:justify-single-word="false" fo:orphans="2" fo:widows="2" style:writing-mode="lr-tb"/>
      <style:text-properties fo:color="#000000"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6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6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3"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2" style:family="paragraph" style:default-outline-level="">
      <style:paragraph-properties fo:text-align="start" style:justify-single-word="false" fo:orphans="2" fo:widows="2" style:writing-mode="lr-tb"/>
      <style:text-properties fo:color="#000000"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8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6z1"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4z2" style:family="paragraph" style:default-outline-level="">
      <style:paragraph-properties fo:text-align="start" style:justify-single-word="false" fo:orphans="2" fo:widows="2" style:writing-mode="lr-tb"/>
      <style:text-properties fo:color="#000000"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rcas"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DejaVu Sans1" style:font-family-asian="'DejaVu Sans'"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WW8Num22z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nte_20_parág._20_padrão" style:display-name="Fonte parág. padrã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24z0" style:family="paragraph" style:default-outline-level="">
      <style:paragraph-properties fo:text-align="start" style:justify-single-word="false" fo:orphans="2" fo:widows="2" style:writing-mode="lr-tb"/>
      <style:text-properties style:font-name="StarBats" fo:font-family="StarBats, 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23z0" style:family="paragraph" style:default-outline-level="">
      <style:paragraph-properties fo:text-align="start" style:justify-single-word="false" fo:orphans="2" fo:widows="2" style:writing-mode="lr-tb"/>
      <style:text-properties style:font-name="StarBats" fo:font-family="StarBats, 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22z0" style:family="paragraph" style:default-outline-level="">
      <style:paragraph-properties fo:text-align="start" style:justify-single-word="false" fo:orphans="2" fo:widows="2" style:writing-mode="lr-tb"/>
      <style:text-properties style:font-name="StarBats" fo:font-family="StarBats, 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21z0" style:family="paragraph" style:default-outline-level="">
      <style:paragraph-properties fo:text-align="start" style:justify-single-word="false" fo:orphans="2" fo:widows="2" style:writing-mode="lr-tb"/>
      <style:text-properties style:font-name="StarBats" fo:font-family="StarBats, 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20z0" style:family="paragraph" style:default-outline-level="">
      <style:paragraph-properties fo:text-align="start" style:justify-single-word="false" fo:orphans="2" fo:widows="2" style:writing-mode="lr-tb"/>
      <style:text-properties style:font-name="StarBats" fo:font-family="StarBats, 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19z0" style:family="paragraph" style:default-outline-level="">
      <style:paragraph-properties fo:text-align="start" style:justify-single-word="false" fo:orphans="2" fo:widows="2" style:writing-mode="lr-tb"/>
      <style:text-properties style:font-name="StarBats" fo:font-family="StarBats, 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18z0" style:family="paragraph" style:default-outline-level="">
      <style:paragraph-properties fo:text-align="start" style:justify-single-word="false" fo:orphans="2" fo:widows="2" style:writing-mode="lr-tb"/>
      <style:text-properties style:font-name="StarBats" fo:font-family="StarBats, 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17z0" style:family="paragraph" style:default-outline-level="">
      <style:paragraph-properties fo:text-align="start" style:justify-single-word="false" fo:orphans="2" fo:widows="2" style:writing-mode="lr-tb"/>
      <style:text-properties style:font-name="StarBats" fo:font-family="StarBats, 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16z0" style:family="paragraph" style:default-outline-level="">
      <style:paragraph-properties fo:text-align="start" style:justify-single-word="false" fo:orphans="2" fo:widows="2" style:writing-mode="lr-tb"/>
      <style:text-properties style:font-name="StarBats" fo:font-family="StarBats, 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15z0" style:family="paragraph" style:default-outline-level="">
      <style:paragraph-properties fo:text-align="start" style:justify-single-word="false" fo:orphans="2" fo:widows="2" style:writing-mode="lr-tb"/>
      <style:text-properties style:font-name="StarBats" fo:font-family="StarBats, 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14z0" style:family="paragraph" style:default-outline-level="">
      <style:paragraph-properties fo:text-align="start" style:justify-single-word="false" fo:orphans="2" fo:widows="2" style:writing-mode="lr-tb"/>
      <style:text-properties style:font-name="StarBats" fo:font-family="StarBats, 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13z0" style:family="paragraph" style:default-outline-level="">
      <style:paragraph-properties fo:text-align="start" style:justify-single-word="false" fo:orphans="2" fo:widows="2" style:writing-mode="lr-tb"/>
      <style:text-properties style:font-name="StarBats" fo:font-family="StarBats, 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12z0" style:family="paragraph" style:default-outline-level="">
      <style:paragraph-properties fo:text-align="start" style:justify-single-word="false" fo:orphans="2" fo:widows="2" style:writing-mode="lr-tb"/>
      <style:text-properties style:font-name="StarBats" fo:font-family="StarBats, 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11z0" style:family="paragraph" style:default-outline-level="">
      <style:paragraph-properties fo:text-align="start" style:justify-single-word="false" fo:orphans="2" fo:widows="2" style:writing-mode="lr-tb"/>
      <style:text-properties style:font-name="StarBats" fo:font-family="StarBats, 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10z0" style:family="paragraph" style:default-outline-level="">
      <style:paragraph-properties fo:text-align="start" style:justify-single-word="false" fo:orphans="2" fo:widows="2" style:writing-mode="lr-tb"/>
      <style:text-properties style:font-name="StarBats" fo:font-family="StarBats, 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9z0" style:family="paragraph" style:default-outline-level="">
      <style:paragraph-properties fo:text-align="start" style:justify-single-word="false" fo:orphans="2" fo:widows="2" style:writing-mode="lr-tb"/>
      <style:text-properties style:font-name="StarBats" fo:font-family="StarBats, 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8z0" style:family="paragraph" style:default-outline-level="">
      <style:paragraph-properties fo:text-align="start" style:justify-single-word="false" fo:orphans="2" fo:widows="2" style:writing-mode="lr-tb"/>
      <style:text-properties style:font-name="StarBats" fo:font-family="StarBats, 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7z0" style:family="paragraph" style:default-outline-level="">
      <style:paragraph-properties fo:text-align="start" style:justify-single-word="false" fo:orphans="2" fo:widows="2" style:writing-mode="lr-tb"/>
      <style:text-properties style:font-name="StarBats" fo:font-family="StarBats, 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6z0" style:family="paragraph" style:default-outline-level="">
      <style:paragraph-properties fo:text-align="start" style:justify-single-word="false" fo:orphans="2" fo:widows="2" style:writing-mode="lr-tb"/>
      <style:text-properties style:font-name="StarBats" fo:font-family="StarBats, 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nk_20_da_20_Internet" style:display-name="Link da Internet" style:family="paragraph" style:default-outline-level="">
      <style:paragraph-properties fo:text-align="start" style:justify-single-word="false" fo:orphans="2" fo:widows="2" style:writing-mode="lr-tb"/>
      <style:text-properties fo:color="#0000ff" style:font-name="Times New Roman" fo:font-family="'Times New Roman'"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Corpo_20_de_20_texto_20_3" style:display-name="WW-Corpo de texto 3" style:family="paragraph" style:default-outline-level="">
      <style:paragraph-properties fo:margin-top="0cm" fo:margin-bottom="0.374cm" loext:contextual-spacing="false" fo:text-align="start" style:justify-single-word="false" fo:orphans="2" fo:widows="2" style:writing-mode="lr-tb"/>
      <style:text-properties fo:color="#000000" style:font-name="Times New Roman" fo:font-family="'Times New Roman'" style:font-family-generic="roman" style:font-pitch="variable" fo:font-size="8pt" style:font-name-asian="DejaVu Sans1" style:font-family-asian="'DejaVu Sans'"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WW-Recuo_20_de_20_corpo_20_de_20_texto_20_2" style:display-name="WW-Recuo de corpo de texto 2" style:family="paragraph" style:default-outline-level="">
      <style:paragraph-properties fo:margin-left="4.406cm" fo:margin-right="0cm" fo:margin-top="0cm" fo:margin-bottom="0cm" loext:contextual-spacing="false"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6pt" fo:font-weight="bold" style:font-name-asian="DejaVu Sans1" style:font-family-asian="'DejaVu Sans'" style:font-family-generic-asian="system" style:font-pitch-asian="variable" style:font-size-asian="16pt" style:font-weight-asian="bold" style:font-name-complex="Liberation Sans1" style:font-family-complex="'Liberation Sans'" style:font-family-generic-complex="system" style:font-pitch-complex="variable" style:font-size-complex="12pt"/>
    </style:style>
    <style:style style:name="Título_20_principal" style:display-name="Título principal" style:family="paragraph" style:default-outline-level="">
      <style:paragraph-properties fo:margin-top="0.746cm" fo:margin-bottom="0.374cm" loext:contextual-spacing="false" fo:text-align="start" style:justify-single-word="false" fo:orphans="2" fo:widows="2" style:writing-mode="lr-tb"/>
      <style:text-properties fo:color="#000000" style:font-name="DejaVu Sans" fo:font-family="'DejaVu Sans'" style:font-family-generic="roman" style:font-pitch="variable" fo:font-size="14pt" style:font-name-asian="DejaVu Sans1" style:font-family-asian="'DejaVu Sans'"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Ênfas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italic" style:font-name-asian="DejaVu Sans1" style:font-family-asian="'DejaVu Sans'"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WW-Fonte_20_parág._20_padrão" style:display-name="WW-Fonte parág. padrã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19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19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1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4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4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3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3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0z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normal" style:font-name-asian="DejaVu Sans1" style:font-family-asian="'DejaVu Sans'"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WW8Num80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9z1"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8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8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7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7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6z3"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6z2" style:family="paragraph" style:default-outline-level="">
      <style:paragraph-properties fo:text-align="start" style:justify-single-word="false" fo:orphans="2" fo:widows="2" style:writing-mode="lr-tb"/>
      <style:text-properties fo:color="#000000"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5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5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4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4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3z3"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8pt" style:font-name-asian="DejaVu Sans1" style:font-family-asian="'DejaVu Sans'"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WW8Num73z1"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2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2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1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1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0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0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9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9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8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8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7z2" style:family="paragraph" style:default-outline-level="">
      <style:paragraph-properties fo:text-align="start" style:justify-single-word="false" fo:orphans="2" fo:widows="2" style:writing-mode="lr-tb"/>
      <style:text-properties fo:color="#000000"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6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6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5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5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4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3z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3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2z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normal" style:font-name-asian="DejaVu Sans1" style:font-family-asian="'DejaVu Sans'"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WW8Num62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9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8z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8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8z1" style:family="paragraph" style:default-outline-level="">
      <style:paragraph-properties fo:text-align="start" style:justify-single-word="false" fo:orphans="2" fo:widows="2" style:writing-mode="lr-tb"/>
      <style:text-properties style:font-name="StarBats" fo:font-family="StarBats, 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8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7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7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6z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6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6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8pt" style:font-name-asian="DejaVu Sans1" style:font-family-asian="'DejaVu Sans'"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WW8Num56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4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4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3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3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2z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2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2z1"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8pt" style:font-name-asian="DejaVu Sans1" style:font-family-asian="'DejaVu Sans'"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WW8Num52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0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0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9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9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8z3"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8z2" style:family="paragraph" style:default-outline-level="">
      <style:paragraph-properties fo:text-align="start" style:justify-single-word="false" fo:orphans="2" fo:widows="2" style:writing-mode="lr-tb"/>
      <style:text-properties fo:color="#000000"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5z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1"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8pt" style:font-name-asian="DejaVu Sans1" style:font-family-asian="'DejaVu Sans'"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WW8Num43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1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normal" style:font-name-asian="DejaVu Sans1" style:font-family-asian="'DejaVu Sans'"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WW8Num40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normal" style:font-name-asian="DejaVu Sans1" style:font-family-asian="'DejaVu Sans'"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WW8Num39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7z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7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4z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4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4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3"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2" style:family="paragraph" style:default-outline-level="">
      <style:paragraph-properties fo:text-align="start" style:justify-single-word="false" fo:orphans="2" fo:widows="2" style:writing-mode="lr-tb"/>
      <style:text-properties fo:color="#000000"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2" style:family="paragraph" style:default-outline-level="">
      <style:paragraph-properties fo:text-align="start" style:justify-single-word="false" fo:orphans="2" fo:widows="2" style:writing-mode="lr-tb"/>
      <style:text-properties fo:color="#000000"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0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0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3"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8pt" style:font-name-asian="DejaVu Sans1" style:font-family-asian="'DejaVu Sans'"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WW8Num17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4"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3"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8pt" style:font-name-asian="DejaVu Sans1" style:font-family-asian="'DejaVu Sans'"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WW8Num9z3"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2" style:family="paragraph" style:default-outline-level="">
      <style:paragraph-properties fo:text-align="start" style:justify-single-word="false" fo:orphans="2" fo:widows="2" style:writing-mode="lr-tb"/>
      <style:text-properties fo:color="#000000"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1"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normal" style:font-name-asian="DejaVu Sans1" style:font-family-asian="'DejaVu Sans'" style:font-family-generic-asian="system" style:font-pitch-asian="variable" style:font-size-asian="12pt" style:font-weight-asian="normal" style:font-name-complex="Liberation Sans1" style:font-family-complex="'Liberation Sans'" style:font-family-generic-complex="system" style:font-pitch-complex="variable" style:font-size-complex="12pt"/>
    </style:style>
    <style:style style:name="WW-Absatz-Standardschriftart1111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Absatz-Standardschriftart111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Absatz-Standardschriftart11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Absatz-Standardschriftart1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Absatz-Standardschriftart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Absatz-Standardschriftar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bsatz-Standardschriftar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0" style:family="paragraph" style:default-outline-level="">
      <style:paragraph-properties fo:text-align="start" style:justify-single-word="false" fo:orphans="2" fo:widows="2" style:writing-mode="lr-tb"/>
      <style:text-properties fo:color="#000000" style:font-name="Symbol" fo:font-family="Symbol" style:font-family-generic="roman" style:font-pitch="variable" fo:font-size="14pt" style:font-name-asian="DejaVu Sans1" style:font-family-asian="'DejaVu Sans'"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WW8Num5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teúdo_20_da_20_moldura" style:display-name="Conteúdo da moldura"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Recuo_20_de_20_corpo_20_de_20_texto_20_3" style:display-name="WW-Recuo de corpo de texto 3" style:family="paragraph" style:default-outline-level="">
      <style:paragraph-properties fo:margin-left="2.801cm" fo:margin-right="0cm" fo:margin-top="0cm" fo:margin-bottom="0cm" loext:contextual-spacing="false"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Corpo_20_do_20_texto" style:display-name="WW-Corpo do texto" style:family="paragraph" style:default-outline-level="">
      <style:paragraph-properties fo:margin-top="0cm" fo:margin-bottom="0.374cm" loext:contextual-spacing="false" fo:text-align="start" style:justify-single-word="false" fo:orphans="2" fo:widows="2" style:writing-mode="lr-tb"/>
      <style:text-properties fo:color="#000000" style:font-name="Times New Roman" fo:font-family="'Times New Roman'" style:font-family-generic="roman" style:font-pitch="variable" fo:font-size="10pt" style:font-name-asian="DejaVu Sans1" style:font-family-asian="'DejaVu Sans'"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Número_20_de_20_página" style:display-name="Número de página"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6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St3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0pt" fo:font-style="normal" style:text-underline-style="none" fo:font-weight="normal" style:font-name-asian="DejaVu Sans1" style:font-family-asian="'DejaVu Sans'" style:font-family-generic-asian="system" style:font-pitch-asian="variable" style:font-size-asian="10pt" style:font-style-asian="normal" style:font-weight-asian="normal" style:font-name-complex="Liberation Sans1" style:font-family-complex="'Liberation Sans'" style:font-family-generic-complex="system" style:font-pitch-complex="variable" style:font-size-complex="12pt"/>
    </style:style>
    <style:style style:name="WW8Num44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3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2z5"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8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7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5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4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0" style:family="paragraph" style:default-outline-level="">
      <style:paragraph-properties fo:text-align="start" style:justify-single-word="false" fo:orphans="2" fo:widows="2" style:writing-mode="lr-tb"/>
      <style:text-properties style:font-name="Batang" fo:font-family="Batang, ??"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0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6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6z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Corpo_20_de_20_texto_20_2" style:display-name="WW-Corpo de texto 2"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8pt" style:font-name-asian="DejaVu Sans1" style:font-family-asian="'DejaVu Sans'"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WW-Normal_20__28_Web_29_" style:display-name="WW-Normal (Web)" style:family="paragraph" style:default-outline-level="">
      <style:paragraph-properties fo:margin-top="0.871cm" fo:margin-bottom="0.871cm" loext:contextual-spacing="false" fo:text-align="start" style:justify-single-word="false" fo:orphans="2" fo:widows="2" style:writing-mode="lr-tb"/>
      <style:text-properties fo:color="#000000"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Estrutura_20_do_20_documento" style:display-name="WW-Estrutura do documento"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0pt" style:font-name-asian="DejaVu Sans1" style:font-family-asian="'DejaVu Sans'"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WW-Legenda" style:family="paragraph" style:default-outline-level="">
      <style:paragraph-properties fo:text-align="center" style:justify-single-word="false" fo:orphans="2" fo:widows="2" style:writing-mode="lr-tb"/>
      <style:text-properties fo:color="#000000" style:font-name="Times New Roman" fo:font-family="'Times New Roman'" style:font-family-generic="roman" style:font-pitch="variable" fo:font-size="10pt" fo:font-weight="bold" style:font-name-asian="DejaVu Sans1" style:font-family-asian="'DejaVu Sans'"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Heading_20_1" style:display-name="Heading 1"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0T16:19:35.343959633</meta:creation-date>
    <dc:date>2018-09-10T19:58:52.531353048</dc:date>
    <meta:editing-duration>PT18M48S</meta:editing-duration>
    <meta:editing-cycles>3</meta:editing-cycles>
    <meta:generator>LibreOffice/5.1.6.2$Linux_X86_64 LibreOffice_project/10m0$Build-2</meta:generator>
    <meta:document-statistic meta:table-count="0" meta:image-count="0" meta:object-count="0" meta:page-count="4" meta:paragraph-count="83" meta:word-count="1010" meta:character-count="5900" meta:non-whitespace-character-count="5009"/>
  </office:meta>
</office:document-meta>
</file>